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1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4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9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60" style:family="paragraph" style:parent-style-name="Text_20_body">
      <style:text-properties style:font-name="Arial" fo:font-size="3pt" fo:language="ru" fo:country="RU" style:font-size-asian="3pt" style:font-size-complex="3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4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position="0% 100%" fo:language="en" fo:country="US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9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0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position="0% 100%" fo:language="en" fo:country="US" fo:font-style="italic" style:font-style-asian="italic" style:font-style-complex="italic"/>
    </style:style>
    <style:style style:name="T52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3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5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style:font-name="Times New Roman" fo:language="en" fo:country="US" style:font-name-complex="Symbol"/>
    </style:style>
    <style:style style:name="T69" style:family="text">
      <style:text-properties style:text-underline-style="none"/>
    </style:style>
    <style:style style:name="T70" style:family="text">
      <style:text-properties style:font-name="sans-serif" fo:language="en" fo:country="US" style:font-name-complex="Arial"/>
    </style:style>
    <style:style style:name="T71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2" style:family="text">
      <style:text-properties style:font-name="sans-serif" fo:font-size="9pt" fo:language="en" fo:country="US" style:font-size-asian="9pt" style:font-name-complex="Arial" style:font-size-complex="9pt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T81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2">CALIBRATION CERTIFICATE</text:p>
      <text:p text:style-name="P5"/>
      <text:p text:style-name="P27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21">S/n: <text:span text:style-name="T46"><text:s/></text:span><text:span text:style-name="T34">$</text:span><text:span text:style-name="T24">allSerial </text:span></text:p>
      <text:p text:style-name="P28"/>
      <text:p text:style-name="P29"><text:span text:style-name="T71">Measurement range for:</text:span><text:span text:style-name="T70"><text:line-break/></text:span><text:span text:style-name="T72"><text:tab/>-</text:span><text:span text:style-name="Знак_20_примечания"><text:span text:style-name="T74"> <text:s/></text:span></text:span><text:span text:style-name="T72">i</text:span><text:span text:style-name="T73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4"> <text:s/></text:span></text:span><text:span text:style-name="T72">i</text:span><text:span text:style-name="T73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2">Measurement error:</text:p>
      <text:p text:style-name="P34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3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3">relD</text:span><text:span text:style-name="T16">)%<text:line-break/><text:tab/></text:span><text:span text:style-name="T17">where </text:span><text:span text:style-name="T18">U</text:span><text:span text:style-name="T44">relD</text:span><text:span text:style-name="T17"> is the relative expanded uncertainty of the conventional value of a dose as a percentage</text:span></text:p>
      <text:p text:style-name="P33"><text:span text:style-name="T76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0">0</text:span><text:span text:style-name="T50">)<text:tab/></text:span><text:span text:style-name="T29"><text:tab/><text:tab/></text:span><text:span text:style-name="T76">±</text:span><text:span text:style-name="T28">(16-</text:span><text:span text:style-name="T25">H</text:span><text:span text:style-name="T28">/</text:span><text:span text:style-name="T25">H</text:span><text:span text:style-name="T39">0</text:span><text:span text:style-name="T48">)%<text:line-break/></text:span><text:span text:style-name="T50"><text:tab/>- <text:s/>dose coefficient of variation (</text:span><text:span text:style-name="T52">H</text:span><text:span text:style-name="T49">⩾</text:span><text:span text:style-name="T50">11</text:span><text:span text:style-name="T52">H</text:span><text:span text:style-name="T40">0</text:span><text:span text:style-name="T50">)<text:tab/><text:tab/><text:tab/></text:span><text:span text:style-name="T60">±</text:span><text:span text:style-name="T56">5</text:span><text:span text:style-name="T48">%</text:span><text:span text:style-name="T29"><text:line-break/><text:tab/>- <text:s/>dose rate</text:span><text:span text:style-name="T35"> </text:span><text:span text:style-name="T29">coefficient of variation (</text:span><text:span text:style-name="T26">Ḣ</text:span><text:span text:style-name="T29">&lt;</text:span><text:span text:style-name="T50">10 µ</text:span><text:span text:style-name="T52">Sv/h</text:span><text:span text:style-name="T50">)<text:tab/></text:span><text:span text:style-name="T29"><text:tab/></text:span><text:span text:style-name="T76">±20</text:span><text:span text:style-name="T48">%<text:line-break/></text:span><text:span text:style-name="T50"><text:tab/>- <text:s/>dose rate coefficient of variation (10µ</text:span><text:span text:style-name="T52">Sv/h</text:span><text:span text:style-name="T50">⩽</text:span><text:span text:style-name="T52">Ḣ</text:span><text:span text:style-name="T50">&lt;60µ</text:span><text:span text:style-name="T52">Sv/h</text:span><text:span text:style-name="T50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8">%</text:span><text:span text:style-name="T50"><text:line-break/><text:tab/>- <text:s/>dose rate coefficient of variation (</text:span><text:span text:style-name="T59">Ḣ</text:span><text:span text:style-name="T62">⩾60µ</text:span><text:span text:style-name="T59">Sv/h</text:span><text:span text:style-name="T50">)<text:tab/><text:tab/></text:span><text:span text:style-name="T61">±15</text:span><text:span text:style-name="T48">%</text:span><text:span text:style-name="T31"><text:line-break/><text:tab/>where </text:span><text:span text:style-name="T26">H</text:span><text:span text:style-name="T40">0</text:span><text:span text:style-name="T31"> is the lower limit of dose measurement</text:span></text:p>
      <text:p text:style-name="P30"/>
      <text:p text:style-name="P23"><text:span text:style-name="T46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9"/>
      <text:p text:style-name="P35"><text:span text:style-name="Знак_20_примечания"><text:span text:style-name="T65">Calibration means</text:span></text:span><text:span text:style-name="Знак_20_примечания"><text:span text:style-name="T67">:</text:span></text:span><text:span text:style-name="Знак_20_примечания"><text:span text:style-name="T66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4"><text:line-break/></text:span></text:span><text:span text:style-name="Знак_20_примечания"><text:span text:style-name="T81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1"><text:span text:style-name="T2">AT2503B/2 </text:span><text:span text:style-name="T21">(</text:span><text:span text:style-name="T68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5">Ḣ</text:span><text:span text:style-name="T42">p</text:span><text:span text:style-name="T38">i</text:span><text:span text:style-name="T47">(10)</text:span></text:p>
          </table:table-cell>
          <table:table-cell table:style-name="t1.B2" office:value-type="string">
            <text:p text:style-name="P57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5">Dose rate measurement</text:p>
            <text:p text:style-name="P41"><text:span text:style-name="T21">at check point</text:span>,</text:p>
            <text:p text:style-name="P41"><text:span text:style-name="T23">Ḣ</text:span><text:span text:style-name="T38">pi</text:span><text:span text:style-name="T47">(10)</text:span></text:p>
          </table:table-cell>
          <table:table-cell table:style-name="t1.B2" office:value-type="string">
            <text:p text:style-name="P36"><text:span text:style-name="T21">Average value</text:span>, </text:p>
            <text:p text:style-name="P37"><text:span text:style-name="T53">Ḣ</text:span><text:span text:style-name="T38">pi</text:span><text:span text:style-name="T47">(10)</text:span></text:p>
          </table:table-cell>
          <table:table-cell table:style-name="t1.B2" office:value-type="string">
            <text:p text:style-name="P13">Response variation</text:p>
            <text:p text:style-name="P58"><text:span text:style-name="T51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1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t1.B2" office:value-type="string">
            <text:p text:style-name="P32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t1.I2" office:value-type="string">
            <text:p text:style-name="P24">Coefficient</text:p>
            <text:p text:style-name="P25"><text:span text:style-name="T30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43">Background</text:p>
          </table:table-cell>
          <table:table-cell table:style-name="t1.B3" office:value-type="string">
            <text:p text:style-name="P46">—</text:p>
          </table:table-cell>
          <table:table-cell table:style-name="t1.B3" office:value-type="string">
            <text:p text:style-name="P38">—</text:p>
          </table:table-cell>
          <table:table-cell table:style-name="t1.D3" office:value-type="string">
            <text:section text:style-name="Sect1" text:name="Раздел5">
              <text:p text:style-name="P46">$1-bg0</text:p>
              <text:p text:style-name="P46">$1-bg1</text:p>
              <text:p text:style-name="P46">$1-bg2</text:p>
              <text:p text:style-name="P46">$1-bg3</text:p>
              <text:p text:style-name="P46">$1-bg4</text:p>
              <text:p text:style-name="P46">$1-bg5</text:p>
              <text:p text:style-name="P46">$1-bg6</text:p>
              <text:p text:style-name="P46">$1-bg7</text:p>
              <text:p text:style-name="P42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<text:span text:style-name="T32">8.0</text:span> <text:span text:style-name="T32">µ</text:span>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6">$1-m11</text:p>
              <text:p text:style-name="P46">$1-m12</text:p>
              <text:p text:style-name="P46">$1-m13</text:p>
              <text:p text:style-name="P46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15">±<text:span text:style-name="T32">16.9</text:span></text:p>
          </table:table-cell>
        </table:table-row>
        <table:table-row>
          <table:table-cell table:style-name="t1.A3" office:value-type="string">
            <text:p text:style-name="P15"><text:span text:style-name="T32">4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6">$1-m21</text:p>
              <text:p text:style-name="P46">$1-m22</text:p>
              <text:p text:style-name="P46">$1-m23</text:p>
              <text:p text:style-name="P46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7">8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6">$1-m31</text:p>
              <text:p text:style-name="P46">$1-m32</text:p>
              <text:p text:style-name="P46">$1-m33</text:p>
              <text:p text:style-name="P46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7">800 mSv/h</text:p>
          </table:table-cell>
          <table:table-cell table:style-name="t1.B3" office:value-type="string">
            <text:p text:style-name="P16">$1-n<text:span text:style-name="T32">4</text:span></text:p>
          </table:table-cell>
          <table:table-cell table:style-name="t1.B3" office:value-type="string">
            <text:p text:style-name="P16">$1-d<text:span text:style-name="T32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2">m</text:span><text:span text:style-name="T21">4</text:span><text:span text:style-name="T32">0</text:span></text:p>
              <text:p text:style-name="P46">$1-<text:span text:style-name="T32">m</text:span><text:span text:style-name="T21">4</text:span><text:span text:style-name="T32">1</text:span></text:p>
              <text:p text:style-name="P46">$1-<text:span text:style-name="T32">m</text:span><text:span text:style-name="T21">4</text:span><text:span text:style-name="T32">2</text:span></text:p>
              <text:p text:style-name="P46">$1-<text:span text:style-name="T32">m</text:span><text:span text:style-name="T21">4</text:span><text:span text:style-name="T32">3</text:span></text:p>
              <text:p text:style-name="P46">$1-<text:span text:style-name="T32">m</text:span><text:span text:style-name="T21">4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4</text:span></text:p>
          </table:table-cell>
          <table:table-cell table:style-name="t1.B3" office:value-type="string">
            <text:p text:style-name="P16">$1-o<text:span text:style-name="T32">4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4</text:span></text:p>
          </table:table-cell>
          <table:table-cell table:style-name="t1.I3" office:value-type="string">
            <text:p text:style-name="P18">±15.8</text:p>
          </table:table-cell>
        </table:table-row>
        <table:table-row>
          <table:table-cell table:style-name="t1.A8" office:value-type="string">
            <text:p text:style-name="P15"><text:span text:style-name="T32">8</text:span>.0 Sv/h</text:p>
          </table:table-cell>
          <table:table-cell table:style-name="t1.B8" office:value-type="string">
            <text:p text:style-name="P16">$1-n<text:span text:style-name="T32">5</text:span></text:p>
          </table:table-cell>
          <table:table-cell table:style-name="t1.B8" office:value-type="string">
            <text:p text:style-name="P16">$1-d<text:span text:style-name="T32">5</text:span></text:p>
          </table:table-cell>
          <table:table-cell table:style-name="t1.D8" office:value-type="string">
            <text:section text:style-name="Sect1" text:name="Раздел61">
              <text:p text:style-name="P3">$1-<text:span text:style-name="T32">m</text:span><text:span text:style-name="T21">5</text:span><text:span text:style-name="T32">0</text:span></text:p>
              <text:p text:style-name="P46">$1-<text:span text:style-name="T32">m</text:span><text:span text:style-name="T21">5</text:span><text:span text:style-name="T32">1</text:span></text:p>
              <text:p text:style-name="P46">$1-<text:span text:style-name="T32">m</text:span><text:span text:style-name="T21">5</text:span><text:span text:style-name="T32">2</text:span></text:p>
              <text:p text:style-name="P46">$1-<text:span text:style-name="T32">m</text:span><text:span text:style-name="T21">5</text:span><text:span text:style-name="T32">3</text:span></text:p>
              <text:p text:style-name="P46">$1-<text:span text:style-name="T32">m</text:span><text:span text:style-name="T21">5</text:span><text:span text:style-name="T32">4</text:span></text:p>
            </text:section>
          </table:table-cell>
          <table:table-cell table:style-name="t1.B8" office:value-type="string">
            <text:p text:style-name="P16">$1-av<text:span text:style-name="T32">5</text:span></text:p>
          </table:table-cell>
          <table:table-cell table:style-name="t1.B8" office:value-type="string">
            <text:p text:style-name="P16">$1-o<text:span text:style-name="T32">5</text:span></text:p>
          </table:table-cell>
          <table:table-cell table:style-name="t1.B8" office:value-type="string">
            <text:p text:style-name="P9"><text:span text:style-name="T63">±</text:span><text:span text:style-name="T57">19</text:span></text:p>
          </table:table-cell>
          <table:table-cell table:style-name="t1.B8" office:value-type="string">
            <text:p text:style-name="P16">$1-q<text:span text:style-name="T32">5</text:span></text:p>
          </table:table-cell>
          <table:table-cell table:style-name="t1.I8" office:value-type="string">
            <text:p text:style-name="P20">±<text:span text:style-name="T32">23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51"><text:span text:style-name="T2">AT2503B/2 </text:span><text:span text:style-name="T21">(</text:span><text:span text:style-name="T68">γ</text:span><text:span text:style-name="T21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2"><text:span text:style-name="T2">Actual dose value</text:span><text:span text:style-name="T1">,</text:span></text:p>
            <text:p text:style-name="P42"><text:span text:style-name="T23">H</text:span><text:span text:style-name="T38">p</text:span><text:span text:style-name="T37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4"><text:span text:style-name="T33">Ḣ</text:span><text:span text:style-name="T42">oi</text:span><text:span text:style-name="T55">(10) /</text:span></text:p>
            <text:p text:style-name="P55">t, s</text:p>
          </table:table-cell>
          <table:table-cell table:style-name="s1.B2" table:number-rows-spanned="2" office:value-type="string">
            <text:p text:style-name="P56">Radiati<text:span text:style-name="T69">on source / </text:span></text:p>
            <text:p text:style-name="P54">d, cm</text:p>
          </table:table-cell>
          <table:table-cell table:style-name="s1.B2" table:number-columns-spanned="3" office:value-type="string">
            <text:p text:style-name="P43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8"><text:span text:style-name="T51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1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s1.B2" table:number-rows-spanned="2" office:value-type="string">
            <text:p text:style-name="P32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s1.J2" table:number-rows-spanned="2" office:value-type="string">
            <text:p text:style-name="P24">Coefficient</text:p>
            <text:p text:style-name="P25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2"><text:span text:style-name="T23">H</text:span><text:span text:style-name="T38">pi</text:span><text:span text:style-name="T21">(10)</text:span></text:p>
          </table:table-cell>
          <table:table-cell table:style-name="s1.D3" office:value-type="string">
            <text:p text:style-name="P42"><text:span text:style-name="T23">H</text:span><text:span text:style-name="T38">pi</text:span><text:span text:style-name="T21">(10)</text:span><text:span text:style-name="T37">meas</text:span><text:span text:style-name="T36">.</text:span></text:p>
          </table:table-cell>
          <table:table-cell table:style-name="s1.D3" office:value-type="string">
            <text:p text:style-name="P42"><text:span text:style-name="T23">H</text:span><text:span text:style-name="T38">pi</text:span><text:span text:style-name="T27">(10)</text:span><text:span text:style-name="T41">meas</text:span><text:span text:style-name="T42">.</text:span><text:span text:style-name="T54">-</text:span><text:span text:style-name="T23">H</text:span><text:span text:style-name="T38">pi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2">µSv</text:span></text:p>
          </table:table-cell>
          <table:table-cell table:style-name="s1.B4" office:value-type="string">
            <text:p text:style-name="P8"><text:s text:c="2"/>4<text:span text:style-name="T21">0 </text:span><text:span text:style-name="T32">µSv/h</text:span> <text:s/></text:p>
            <text:p text:style-name="P9"><text:span text:style-name="T32">360</text:span>s</text:p>
          </table:table-cell>
          <table:table-cell table:style-name="s1.B4" office:value-type="string">
            <text:p text:style-name="P8"><text:s text:c="2"/>##1-<text:span text:style-name="T21">dn</text:span>_<text:span text:style-name="T32">1 <text:s/></text:span></text:p>
            <text:p text:style-name="P19"><text:span text:style-name="T32">##1-</text:span><text:span text:style-name="T21">dd_1</text:span></text:p>
          </table:table-cell>
          <table:table-cell table:style-name="s1.B4" office:value-type="string">
            <text:p text:style-name="P16">##1-d_dev_<text:span text:style-name="T32">1</text:span></text:p>
          </table:table-cell>
          <table:table-cell table:style-name="s1.B4" office:value-type="string">
            <text:p text:style-name="P16">##1-dose_<text:span text:style-name="T32">1</text:span></text:p>
          </table:table-cell>
          <table:table-cell table:style-name="s1.B4" office:value-type="string">
            <text:p text:style-name="P16">##1-d_res_<text:span text:style-name="T32">1</text:span></text:p>
          </table:table-cell>
          <table:table-cell table:style-name="s1.B4" office:value-type="string">
            <text:p text:style-name="P16">##1-o_pog_<text:span text:style-name="T32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16">##1-d_gran_<text:span text:style-name="T32">1</text:span></text:p>
          </table:table-cell>
          <table:table-cell table:style-name="s1.J4" office:value-type="string">
            <text:p text:style-name="P15">±1<text:span text:style-name="T32">5.0</text:span>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2">8</text:span><text:span text:style-name="T21">0 m</text:span><text:span text:style-name="T32">Sv/h</text:span> <text:s/></text:p>
            <text:p text:style-name="P9">180s</text:p>
          </table:table-cell>
          <table:table-cell table:style-name="s1.B5" office:value-type="string">
            <text:p text:style-name="P8"><text:s text:c="2"/>##1-<text:span text:style-name="T21">dn</text:span>_<text:span text:style-name="T32">2 <text:s/></text:span></text:p>
            <text:p text:style-name="P19"><text:span text:style-name="T32">##1-</text:span><text:span text:style-name="T21">dd_</text:span><text:span text:style-name="T32">2</text:span></text:p>
          </table:table-cell>
          <table:table-cell table:style-name="s1.B5" office:value-type="string">
            <text:p text:style-name="P16">##1-d_dev_<text:span text:style-name="T32">2</text:span></text:p>
          </table:table-cell>
          <table:table-cell table:style-name="s1.B5" office:value-type="string">
            <text:p text:style-name="P16">##1-dose_<text:span text:style-name="T32">2</text:span></text:p>
          </table:table-cell>
          <table:table-cell table:style-name="s1.B5" office:value-type="string">
            <text:p text:style-name="P16">##1-d_res_<text:span text:style-name="T32">2</text:span></text:p>
          </table:table-cell>
          <table:table-cell table:style-name="s1.B5" office:value-type="string">
            <text:p text:style-name="P16">##1-o_pog_<text:span text:style-name="T32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16">##1-d_gran_<text:span text:style-name="T32">2</text:span></text:p>
          </table:table-cell>
          <table:table-cell table:style-name="s1.J5" office:value-type="string">
            <text:p text:style-name="P15">±<text:span text:style-name="T32">15.1</text:span></text:p>
          </table:table-cell>
        </table:table-row>
      </table:table>
      <text:p text:style-name="P6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8">Calibrated by:</text:p>
          </table:table-cell>
          <table:table-cell table:style-name="Таблица1.A1" office:value-type="string">
            <text:p text:style-name="P49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8">Technical control:</text:p>
          </table:table-cell>
          <table:table-cell table:style-name="Таблица1.A1" office:value-type="string">
            <text:p text:style-name="P50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6:34:26.30</dc:date>
    <meta:editing-duration>P3DT16H40M28S</meta:editing-duration>
    <meta:editing-cycles>472</meta:editing-cycles>
    <meta:generator>OpenOffice/4.1.6$Win32 OpenOffice.org_project/416m1$Build-9790</meta:generator>
    <meta:document-statistic meta:table-count="3" meta:image-count="1" meta:object-count="0" meta:page-count="1" meta:paragraph-count="161" meta:word-count="356" meta:character-count="2427"/>
  </office:meta>
</office:document-meta>
</file>